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5.577cm"/>
    </style:style>
    <style:style style:name="co3" style:family="table-column">
      <style:table-column-properties fo:break-before="auto" style:column-width="6.712cm"/>
    </style:style>
    <style:style style:name="co4" style:family="table-column">
      <style:table-column-properties fo:break-before="auto" style:column-width="1.787cm"/>
    </style:style>
    <style:style style:name="co5" style:family="table-column">
      <style:table-column-properties fo:break-before="auto" style:column-width="8.255cm"/>
    </style:style>
    <style:style style:name="co6" style:family="table-column">
      <style:table-column-properties fo:break-before="auto" style:column-width="7.09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096cm"/>
    </style:style>
    <style:style style:name="co9" style:family="table-column">
      <style:table-column-properties fo:break-before="auto" style:column-width="4.738cm"/>
    </style:style>
    <style:style style:name="co10" style:family="table-column">
      <style:table-column-properties fo:break-before="auto" style:column-width="6.726cm"/>
    </style:style>
    <style:style style:name="co11" style:family="table-column">
      <style:table-column-properties fo:break-before="auto" style:column-width="8.158cm"/>
    </style:style>
    <style:style style:name="co12" style:family="table-column">
      <style:table-column-properties fo:break-before="auto" style:column-width="10.638cm"/>
    </style:style>
    <style:style style:name="co13" style:family="table-column">
      <style:table-column-properties fo:break-before="auto" style:column-width="5.99cm"/>
    </style:style>
    <style:style style:name="co14" style:family="table-column">
      <style:table-column-properties fo:break-before="auto" style:column-width="8.033cm"/>
    </style:style>
    <style:style style:name="co15" style:family="table-column">
      <style:table-column-properties fo:break-before="auto" style:column-width="6.708cm"/>
    </style:style>
    <style:style style:name="co16" style:family="table-column">
      <style:table-column-properties fo:break-before="auto" style:column-width="7.057cm"/>
    </style:style>
    <style:style style:name="co17" style:family="table-column">
      <style:table-column-properties fo:break-before="auto" style:column-width="10.047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5.967cm" fo:break-before="auto" style:use-optimal-row-height="true"/>
    </style:style>
    <style:style style:name="ro5" style:family="table-row">
      <style:table-row-properties style:row-height="5.57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4" style:family="table-cell" style:parent-style-name="Default">
      <style:text-properties fo:color="#000000"/>
    </style:style>
    <style:style style:name="ce10" style:family="table-cell" style:parent-style-name="Default"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#e0c2cd"/>
      <style:text-properties fo:color="#000000"/>
    </style:style>
    <style:style style:name="ce19" style:family="table-cell" style:parent-style-name="Default">
      <style:table-cell-properties fo:background-color="transparent"/>
      <style:text-properties fo:color="#000000"/>
    </style:style>
    <style:style style:name="ce20" style:family="table-cell" style:parent-style-name="Default">
      <style:table-cell-properties fo:background-color="#e0c2cd" style:vertical-align="middle"/>
      <style:text-properties fo:color="#000000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size="11pt" style:font-size-asian="11pt" style:font-size-complex="11pt"/>
    </style:style>
    <style:style style:name="ce27" style:family="table-cell" style:parent-style-name="Default">
      <style:text-properties fo:color="#000000" fo:font-size="13pt" style:font-size-asian="13pt" style:font-size-complex="13pt"/>
    </style:style>
    <style:style style:name="ce13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color="#000000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color="#000000" fo:font-size="13pt" style:font-size-asian="13pt" style:font-size-complex="13pt"/>
    </style:style>
    <style:style style:name="ce15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color="#000000"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0000" style:font-name="Liberation Sans" fo:font-weight="normal" style:font-weight-asian="normal" style:font-weight-complex="normal"/>
    </style:style>
    <style:style style:name="ce36" style:family="table-cell" style:parent-style-name="Default">
      <style:table-cell-properties fo:wrap-option="wrap" style:vertical-align="middle"/>
      <style:text-properties fo:color="#000000" style:font-name="Liberation Sans" fo:font-weight="normal" style:font-weight-asian="normal" style:font-weight-complex="normal"/>
    </style:style>
    <style:style style:name="ce30" style:family="table-cell" style:parent-style-name="Default">
      <style:table-cell-properties fo:wrap-option="no-wrap"/>
      <style:text-properties fo:color="#000000"/>
    </style:style>
    <style:style style:name="ce34" style:family="table-cell" style:parent-style-name="Default">
      <style:table-cell-properties fo:wrap-option="no-wrap"/>
      <style:text-properties fo:color="#000000" fo:font-size="13pt" style:font-size-asian="13pt" style:font-size-complex="13pt"/>
    </style:style>
    <style:style style:name="ce39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 style:vertical-align="middle"/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color="#000000" style:font-name="Liberation Sans" fo:font-weight="normal" style:font-weight-asian="normal" style:font-weight-complex="normal"/>
    </style:style>
    <style:style style:name="ce49" style:family="table-cell" style:parent-style-name="Default">
      <style:table-cell-properties fo:background-color="#e0c2cd" fo:wrap-option="wrap" style:vertical-align="middle"/>
      <style:text-properties fo:color="#000000" style:font-name="Liberation Sans" fo:font-weight="normal" style:font-weight-asian="normal" style:font-weight-complex="normal"/>
    </style:style>
    <style:style style:name="ce52" style:family="table-cell" style:parent-style-name="Default">
      <style:text-properties fo:color="#000000" style:font-name="Liberation Sans"/>
    </style:style>
    <style:style style:name="ce53" style:family="table-cell" style:parent-style-name="Default">
      <style:table-cell-properties fo:background-color="transparent" fo:wrap-option="no-wrap" style:vertical-align="middle"/>
      <style:text-properties fo:color="#000000" style:font-name="Liberation Sans" fo:font-size="10pt" style:font-size-asian="10pt" style:font-size-complex="10pt"/>
    </style:style>
    <style:style style:name="ce57" style:family="table-cell" style:parent-style-name="Default">
      <style:table-cell-properties fo:wrap-option="wrap" style:vertical-align="middle"/>
      <style:text-properties fo:color="#000000" style:font-name="Liberation Sans"/>
    </style:style>
    <style:style style:name="ce58" style:family="table-cell" style:parent-style-name="Default">
      <style:table-cell-properties fo:wrap-option="wrap" style:vertical-align="middle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alto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7" table:number-columns-repeated="16375" table:default-cell-style-name="ce4"/>
        <table:table-row table:style-name="ro1">
          <table:table-cell table:style-name="ce7" office:value-type="string" calcext:value-type="string" table:number-columns-spanned="6" table:number-rows-spanned="1">
            <text:p>Bacia do Rio Grande</text:p>
          </table:table-cell>
          <table:covered-table-cell table:number-columns-repeated="5" table:style-name="Default"/>
          <table:table-cell table:style-name="Default" table:number-columns-repeated="16378"/>
        </table:table-row>
        <table:table-row table:style-name="ro2">
          <table:table-cell table:style-name="ce8" office:value-type="string" calcext:value-type="string" table:number-columns-spanned="3" table:number-rows-spanned="1">
            <text:p>convencionais</text:p>
          </table:table-cell>
          <table:covered-table-cell table:number-columns-repeated="2" table:style-name="ce10"/>
          <table:table-cell table:style-name="ce8" office:value-type="string" calcext:value-type="string" table:number-columns-spanned="3" table:number-rows-spanned="1">
            <text:p>telemétricas</text:p>
          </table:table-cell>
          <table:covered-table-cell table:number-columns-repeated="2" table:style-name="ce10"/>
          <table:table-cell table:style-name="Default" table:number-columns-repeated="16378"/>
        </table:table-row>
        <table:table-row table:style-name="ro3">
          <table:table-cell table:style-name="ce9" office:value-type="string" calcext:value-type="string">
            <text:p>PLUVIO</text:p>
          </table:table-cell>
          <table:table-cell table:style-name="ce9" office:value-type="string" calcext:value-type="string">
            <text:p>FLUVIO</text:p>
          </table:table-cell>
          <table:table-cell table:style-name="ce9" office:value-type="string" calcext:value-type="string">
            <text:p>PLUVIO/FLUVIO</text:p>
          </table:table-cell>
          <table:table-cell table:style-name="ce9" office:value-type="string" calcext:value-type="string">
            <text:p>PLUVIO</text:p>
          </table:table-cell>
          <table:table-cell table:style-name="ce9" office:value-type="string" calcext:value-type="string">
            <text:p>FLUVIO</text:p>
          </table:table-cell>
          <table:table-cell table:style-name="ce9" office:value-type="string" calcext:value-type="string">
            <text:p>PLUVIO/FLUVIO</text:p>
          </table:table-cell>
          <table:table-cell table:style-name="Default" table:number-columns-repeated="16378"/>
        </table:table-row>
        <table:table-row table:style-name="ro4">
          <table:table-cell/>
          <table:table-cell office:value-type="string" calcext:value-type="string">
            <text:p>codigo: 61145000</text:p>
            <text:p>nome: MACAIA</text:p>
            <text:p>operadoraS: ANA</text:p>
            <text:p>areaDrenag: 15400.0</text:p>
            <text:p>tipoEstaca: FLU</text:p>
            <text:p>telemetric: False</text:p>
            <text:p>nmMunicipi: BOM SUCESSO</text:p>
            <text:p>nmEstado: MINAS GERAIS</text:p>
            <text:p>ini_monito: 1968.0</text:p>
            <text:p>fim_monito: 2001.0</text:p>
            <text:p>n_anos: 32.0</text:p>
            <text:p>disp: 95.53</text:p>
            <text:p>lat: -21.1447222222222</text:p>
            <text:p>lon: -44.9138888888889</text:p>
            <text:p/>
          </table:table-cell>
          <table:table-cell office:value-type="string" calcext:value-type="string">
            <text:p>codigo: 2144026</text:p>
            <text:p>nome: MACAIA</text:p>
            <text:p>operadoraS: ANA</text:p>
            <text:p>areaDrenag: NULL</text:p>
            <text:p>tipoEstaca: PLU-FLU</text:p>
            <text:p>telemetric: False</text:p>
            <text:p>nmMunicipi: BOM SUCESSO</text:p>
            <text:p>nmEstado: MINAS GERAIS</text:p>
            <text:p>ini_monito: 1970.0</text:p>
            <text:p>fim_monito: 2002.0</text:p>
            <text:p>n_anos: 32.0</text:p>
            <text:p>disp: 96.18</text:p>
            <text:p>lat: -21.145</text:p>
            <text:p>lon: -44.9136111111111</text:p>
            <text:p/>
          </table:table-cell>
          <table:table-cell/>
          <table:table-cell table:style-name="ce16" office:value-type="string" calcext:value-type="string">
            <text:p>codigo: 61146080</text:p>
            <text:p>nome: UHE FUNIL BARRAMENTO</text:p>
            <text:p>operadoraS: ALIANÇA</text:p>
            <text:p>areaDrenag: 15720.0</text:p>
            <text:p>tipoEstaca: FLU</text:p>
            <text:p>telemetric: True</text:p>
            <text:p>nmMunicipi: LAVRAS</text:p>
            <text:p>nmEstado: MINAS GERAIS</text:p>
            <text:p>ini_monito: 2017.0</text:p>
            <text:p>fim_monito: 2018.0</text:p>
            <text:p>n_anos: 2.0</text:p>
            <text:p>disp: 64.59</text:p>
            <text:p>lat: -21.1417</text:p>
            <text:p>lon: -45.0353</text:p>
            <text:p/>
          </table:table-cell>
          <table:table-cell table:style-name="ce19" office:value-type="string" calcext:value-type="string">
            <text:p>codigo: 2144006</text:p>
            <text:p>nome: LUMINARIAS</text:p>
            <text:p>operadoraS: IGAM-MG</text:p>
            <text:p>areaDrenag: NULL</text:p>
            <text:p>tipoEstaca: PLU-FLU</text:p>
            <text:p>telemetric: True</text:p>
            <text:p>nmMunicipi: LUMINÁRIAS</text:p>
            <text:p>nmEstado: MINAS GERAIS</text:p>
            <text:p>ini_monito: 1941.0</text:p>
            <text:p>fim_monito: 2019.0</text:p>
            <text:p>n_anos: 77.0</text:p>
            <text:p>disp: 96.74</text:p>
            <text:p>lat: -21.5069</text:p>
            <text:p>lon: -44.9156</text:p>
            <text:p/>
          </table:table-cell>
          <table:table-cell table:number-columns-repeated="2"/>
          <table:table-cell table:style-name="ce20" office:value-type="string" calcext:value-type="string">
            <text:p>ESTAÇÃO PRINCIPAL A PARTIR DA QUAL</text:p>
            <text:p>SE EXECUTARÁ O PROTOCOLO PROPOSTO</text:p>
          </table:table-cell>
          <table:table-cell table:number-columns-repeated="16375"/>
        </table:table-row>
        <table:table-row table:style-name="ro4">
          <table:table-cell/>
          <table:table-cell office:value-type="string" calcext:value-type="string">
            <text:p>codigo: 2145040</text:p>
            <text:p>nome: LAVRAS - ESAL</text:p>
            <text:p>operadoraS: INMET</text:p>
            <text:p>areaDrenag: NULL</text:p>
            <text:p>tipoEstaca: FLU</text:p>
            <text:p>telemetric: False</text:p>
            <text:p>nmMunicipi: LAVRAS</text:p>
            <text:p>nmEstado: MINAS GERAIS</text:p>
            <text:p>ini_monito: 1961.0</text:p>
            <text:p>fim_monito: 1983.0</text:p>
            <text:p>n_anos: 19.0</text:p>
            <text:p>disp: 78.73</text:p>
            <text:p>lat: -21.2333</text:p>
            <text:p>lon: -45.0</text:p>
            <text:p/>
          </table:table-cell>
          <table:table-cell office:value-type="string" calcext:value-type="string">
            <text:p>codigo: 2044037</text:p>
            <text:p>nome: SANTO ANTÔNIO DO AMPARO</text:p>
            <text:p>operadoraS: CPRM</text:p>
            <text:p>areaDrenag: NULL</text:p>
            <text:p>tipoEstaca: PLU-FLU</text:p>
            <text:p>telemetric: False</text:p>
            <text:p>nmMunicipi: SANTO ANTÔNIO DO AM</text:p>
            <text:p>nmEstado: MINAS GERAIS</text:p>
            <text:p>ini_monito: 1976.0</text:p>
            <text:p>fim_monito: 2018.0</text:p>
            <text:p>n_anos: 40.0</text:p>
            <text:p>disp: 93.74</text:p>
            <text:p>lat: -20.9442</text:p>
            <text:p>lon: -44.9075</text:p>
            <text:p/>
          </table:table-cell>
          <table:table-cell/>
          <table:table-cell table:style-name="ce16" office:value-type="string" calcext:value-type="string">
            <text:p>codigo: 61146080</text:p>
            <text:p>nome: UHE FUNIL BARRAMENTO</text:p>
            <text:p>operadoraS: ALIANÇA</text:p>
            <text:p>areaDrenag: 15720.0</text:p>
            <text:p>tipoEstaca: FLU</text:p>
            <text:p>telemetric: True</text:p>
            <text:p>nmMunicipi: LAVRAS</text:p>
            <text:p>nmEstado: MINAS GERAIS</text:p>
            <text:p>ini_monito: 2017.0</text:p>
            <text:p>fim_monito: 2018.0</text:p>
            <text:p>n_anos: 2.0</text:p>
            <text:p>disp: 65.01142857142857</text:p>
            <text:p>lat: -21.1417</text:p>
            <text:p>lon: -45.0353</text:p>
            <text:p/>
          </table:table-cell>
          <table:table-cell office:value-type="string" calcext:value-type="string">
            <text:p>codigo: 2144072</text:p>
            <text:p>nome: UHE PORTO COLÔMBIA RIO CAPIVARI</text:p>
            <text:p>operadoraS: FURNAS</text:p>
            <text:p>areaDrenag: NULL</text:p>
            <text:p>tipoEstaca: PLU-FLU</text:p>
            <text:p>telemetric: True</text:p>
            <text:p>nmMunicipi: ITUMIRIM</text:p>
            <text:p>nmEstado: MINAS GERAIS</text:p>
            <text:p>ini_monito: 2014.0</text:p>
            <text:p>fim_monito: 2016.0</text:p>
            <text:p>n_anos: 3.0</text:p>
            <text:p>disp: 76.88</text:p>
            <text:p>lat: -21.3375</text:p>
            <text:p>lon: -44.872299999999996</text:p>
            <text:p/>
          </table:table-cell>
          <table:table-cell table:number-columns-repeated="16378"/>
        </table:table-row>
        <table:table-row table:style-name="ro4">
          <table:table-cell/>
          <table:table-cell office:value-type="string" calcext:value-type="string">
            <text:p>codigo: 2145036</text:p>
            <text:p>nome: LAVRAS</text:p>
            <text:p>operadoraS: INMET</text:p>
            <text:p>areaDrenag: NULL</text:p>
            <text:p>tipoEstaca: FLU</text:p>
            <text:p>telemetric: False</text:p>
            <text:p>nmMunicipi: LAVRAS</text:p>
            <text:p>nmEstado: MINAS GERAIS</text:p>
            <text:p>ini_monito: 1961.0</text:p>
            <text:p>fim_monito: 1998.0</text:p>
            <text:p>n_anos: 33.0</text:p>
            <text:p>disp: 85.71</text:p>
            <text:p>lat: -21.2333</text:p>
            <text:p>lon: -45.0</text:p>
            <text:p/>
          </table:table-cell>
          <table:table-cell office:value-type="string" calcext:value-type="string">
            <text:p>codigo: 2144014</text:p>
            <text:p>nome: LAVRAS (INMET)</text:p>
            <text:p>operadoraS: ANA</text:p>
            <text:p>areaDrenag: NULL</text:p>
            <text:p>tipoEstaca: PLU-FLU</text:p>
            <text:p>telemetric: False</text:p>
            <text:p>nmMunicipi: LAVRAS</text:p>
            <text:p>nmEstado: MINAS GERAIS</text:p>
            <text:p>ini_monito: 1941.0</text:p>
            <text:p>fim_monito: 1949.0</text:p>
            <text:p>n_anos: 8.0</text:p>
            <text:p>disp: 80.57</text:p>
            <text:p>lat: -21.2333</text:p>
            <text:p>lon: -44.9833</text:p>
            <text:p/>
          </table:table-cell>
          <table:table-cell/>
          <table:table-cell office:value-type="string" calcext:value-type="string">
            <text:p>codigo: 61078600</text:p>
            <text:p>nome: UHE PORTO COLÔMBIA RIO CAPIVARI</text:p>
            <text:p>operadoraS: FURNAS</text:p>
            <text:p>areaDrenag: NULL</text:p>
            <text:p>tipoEstaca: FLU</text:p>
            <text:p>telemetric: True</text:p>
            <text:p>nmMunicipi: ITUMIRIM</text:p>
            <text:p>nmEstado: MINAS GERAIS</text:p>
            <text:p>ini_monito: 2016.0</text:p>
            <text:p>fim_monito: 2020.0</text:p>
            <text:p>n_anos: 5.0</text:p>
            <text:p>disp: 76.42</text:p>
            <text:p>lat: -21.3375</text:p>
            <text:p>lon: -44.87209999999999</text:p>
            <text:p/>
          </table:table-cell>
          <table:table-cell office:value-type="string" calcext:value-type="string">
            <text:p>codigo: 2144073</text:p>
            <text:p>nome: UHE PORTO COLÔMBIA RIO DAS MORTES</text:p>
            <text:p>operadoraS: FURNAS</text:p>
            <text:p>areaDrenag: NULL</text:p>
            <text:p>tipoEstaca: PLU-FLU</text:p>
            <text:p>telemetric: True</text:p>
            <text:p>nmMunicipi: CONCEIÇÃO DA BARRA</text:p>
            <text:p>nmEstado: MINAS GERAIS</text:p>
            <text:p>ini_monito: 2014.0</text:p>
            <text:p>fim_monito: 2016.0</text:p>
            <text:p>n_anos: 3.0</text:p>
            <text:p>disp: 77.02</text:p>
            <text:p>lat: -21.0939</text:p>
            <text:p>lon: -44.58369999999999</text:p>
            <text:p/>
          </table:table-cell>
          <table:table-cell table:number-columns-repeated="16378"/>
        </table:table-row>
        <table:table-row table:style-name="ro4">
          <table:table-cell/>
          <table:table-cell office:value-type="string" calcext:value-type="string">
            <text:p>codigo: 61165000</text:p>
            <text:p>nome: CERVO</text:p>
            <text:p>operadoraS: ANA</text:p>
            <text:p>areaDrenag: 572.0</text:p>
            <text:p>tipoEstaca: FLU</text:p>
            <text:p>telemetric: False</text:p>
            <text:p>nmMunicipi: LAVRAS</text:p>
            <text:p>nmEstado: MINAS GERAIS</text:p>
            <text:p>ini_monito: 1936.0</text:p>
            <text:p>fim_monito: 1945.0</text:p>
            <text:p>n_anos: 7.0</text:p>
            <text:p>disp: 81.12</text:p>
            <text:p>lat: -21.3333333333333</text:p>
            <text:p>lon: -45.0</text:p>
            <text:p/>
          </table:table-cell>
          <table:table-cell office:value-type="string" calcext:value-type="string">
            <text:p>codigo: 2144005</text:p>
            <text:p>nome: ITUMIRIM</text:p>
            <text:p>operadoraS: IGAM-MG</text:p>
            <text:p>areaDrenag: NULL</text:p>
            <text:p>tipoEstaca: PLU-FLU</text:p>
            <text:p>telemetric: False</text:p>
            <text:p>nmMunicipi: ITUMIRIM</text:p>
            <text:p>nmEstado: MINAS GERAIS</text:p>
            <text:p>ini_monito: 1941.0</text:p>
            <text:p>fim_monito: 2018.0</text:p>
            <text:p>n_anos: 76.0</text:p>
            <text:p>disp: 97.55</text:p>
            <text:p>lat: -21.3208</text:p>
            <text:p>lon: -44.8728</text:p>
            <text:p/>
          </table:table-cell>
          <table:table-cell/>
          <table:table-cell office:value-type="string" calcext:value-type="string">
            <text:p>codigo: 61078600</text:p>
            <text:p>nome: UHE PORTO COLÔMBIA RIO CAPIVARI</text:p>
            <text:p>operadoraS: FURNAS</text:p>
            <text:p>areaDrenag: NULL</text:p>
            <text:p>tipoEstaca: FLU</text:p>
            <text:p>telemetric: True</text:p>
            <text:p>nmMunicipi: ITUMIRIM</text:p>
            <text:p>nmEstado: MINAS GERAIS</text:p>
            <text:p>ini_monito: 2014.0</text:p>
            <text:p>fim_monito: 2016.0</text:p>
            <text:p>n_anos: 3.0</text:p>
            <text:p>disp: 77.08</text:p>
            <text:p>lat: -21.3375</text:p>
            <text:p>lon: -44.87209999999999</text:p>
            <text:p/>
          </table:table-cell>
          <table:table-cell table:number-columns-repeated="16379"/>
        </table:table-row>
        <table:table-row table:style-name="ro4">
          <table:table-cell/>
          <table:table-cell office:value-type="string" calcext:value-type="string">
            <text:p>codigo: 61431000</text:p>
            <text:p>nome: BAIRRO SÃO GERALDO</text:p>
            <text:p>operadoraS: ANA</text:p>
            <text:p>areaDrenag: 75.39</text:p>
            <text:p>tipoEstaca: FLU</text:p>
            <text:p>telemetric: False</text:p>
            <text:p>nmMunicipi: ITANHANDU</text:p>
            <text:p>nmEstado: MINAS GERAIS</text:p>
            <text:p>ini_monito: 1946.0</text:p>
            <text:p>fim_monito: 1963.0</text:p>
            <text:p>n_anos: 16.0</text:p>
            <text:p>disp: 85.79</text:p>
            <text:p>lat: -21.3839</text:p>
            <text:p>lon: -44.9664</text:p>
            <text:p/>
          </table:table-cell>
          <table:table-cell office:value-type="string" calcext:value-type="string">
            <text:p>codigo: 2144008</text:p>
            <text:p>nome: FAZENDA BOM JARDIM</text:p>
            <text:p>operadoraS: ANA</text:p>
            <text:p>areaDrenag: NULL</text:p>
            <text:p>tipoEstaca: PLU-FLU</text:p>
            <text:p>telemetric: False</text:p>
            <text:p>nmMunicipi: BARBACENA</text:p>
            <text:p>nmEstado: MINAS GERAIS</text:p>
            <text:p>ini_monito: 1942.0</text:p>
            <text:p>fim_monito: 1951.0</text:p>
            <text:p>n_anos: 10.0</text:p>
            <text:p>disp: 89.11</text:p>
            <text:p>lat: -21.15</text:p>
            <text:p>lon: -44.8</text:p>
            <text:p/>
          </table:table-cell>
          <table:table-cell/>
          <table:table-cell office:value-type="string" calcext:value-type="string">
            <text:p>codigo: 61078600</text:p>
            <text:p>nome: UHE PORTO COLÔMBIA RIO CAPIVARI</text:p>
            <text:p>operadoraS: FURNAS</text:p>
            <text:p>areaDrenag: NULL</text:p>
            <text:p>tipoEstaca: FLU</text:p>
            <text:p>telemetric: True</text:p>
            <text:p>nmMunicipi: ITUMIRIM</text:p>
            <text:p>nmEstado: MINAS GERAIS</text:p>
            <text:p>ini_monito: 2016.0</text:p>
            <text:p>fim_monito: 2020.0</text:p>
            <text:p>n_anos: 5.0</text:p>
            <text:p>disp: 76.79</text:p>
            <text:p>lat: -21.3375</text:p>
            <text:p>lon: -44.87209999999999</text:p>
            <text:p/>
          </table:table-cell>
          <table:table-cell table:number-columns-repeated="16379"/>
        </table:table-row>
        <table:table-row table:style-name="ro4">
          <table:table-cell/>
          <table:table-cell office:value-type="string" calcext:value-type="string">
            <text:p>codigo: 61075000</text:p>
            <text:p>nome: LUMINARIAS</text:p>
            <text:p>operadoraS: IGAM-MG</text:p>
            <text:p>areaDrenag: 1010.0</text:p>
            <text:p>tipoEstaca: FLU</text:p>
            <text:p>telemetric: False</text:p>
            <text:p>nmMunicipi: LUMINÁRIAS</text:p>
            <text:p>nmEstado: MINAS GERAIS</text:p>
            <text:p>ini_monito: 1937.0</text:p>
            <text:p>fim_monito: 2013.0</text:p>
            <text:p>n_anos: 77.0</text:p>
            <text:p>disp: 98.41</text:p>
            <text:p>lat: -21.5061</text:p>
            <text:p>lon: -44.9156</text:p>
            <text:p/>
          </table:table-cell>
          <table:table-cell office:value-type="string" calcext:value-type="string">
            <text:p>codigo: 2144000</text:p>
            <text:p>nome: BOM SUCESSO</text:p>
            <text:p>operadoraS: IGAM-MG</text:p>
            <text:p>areaDrenag: NULL</text:p>
            <text:p>tipoEstaca: PLU-FLU</text:p>
            <text:p>telemetric: False</text:p>
            <text:p>nmMunicipi: BOM SUCESSO</text:p>
            <text:p>nmEstado: MINAS GERAIS</text:p>
            <text:p>ini_monito: 1941.0</text:p>
            <text:p>fim_monito: 2019.0</text:p>
            <text:p>n_anos: 66.0</text:p>
            <text:p>disp: 84.12</text:p>
            <text:p>lat: -21.0339</text:p>
            <text:p>lon: -44.7719</text:p>
            <text:p/>
          </table:table-cell>
          <table:table-cell/>
          <table:table-cell office:value-type="string" calcext:value-type="string">
            <text:p>codigo: 61078600</text:p>
            <text:p>nome: UHE PORTO COLÔMBIA RIO CAPIVARI</text:p>
            <text:p>operadoraS: FURNAS</text:p>
            <text:p>areaDrenag: NULL</text:p>
            <text:p>tipoEstaca: FLU</text:p>
            <text:p>telemetric: True</text:p>
            <text:p>nmMunicipi: ITUMIRIM</text:p>
            <text:p>nmEstado: MINAS GERAIS</text:p>
            <text:p>ini_monito: 2016.0</text:p>
            <text:p>fim_monito: 2020.0</text:p>
            <text:p>n_anos: 5.0</text:p>
            <text:p>disp: 77.2057142857143</text:p>
            <text:p>lat: -21.3375</text:p>
            <text:p>lon: -44.87209999999999</text:p>
            <text:p/>
          </table:table-cell>
          <table:table-cell table:number-columns-repeated="16379"/>
        </table:table-row>
        <table:table-row table:style-name="ro4">
          <table:table-cell/>
          <table:table-cell office:value-type="string" calcext:value-type="string">
            <text:p>codigo: 61078000</text:p>
            <text:p>nome: ITUMIRIM</text:p>
            <text:p>operadoraS: IGAM-MG</text:p>
            <text:p>areaDrenag: 1820.0</text:p>
            <text:p>tipoEstaca: FLU</text:p>
            <text:p>telemetric: False</text:p>
            <text:p>nmMunicipi: ITUMIRIM</text:p>
            <text:p>nmEstado: MINAS GERAIS</text:p>
            <text:p>ini_monito: 1934.0</text:p>
            <text:p>fim_monito: 2013.0</text:p>
            <text:p>n_anos: 80.0</text:p>
            <text:p>disp: 98.95</text:p>
            <text:p>lat: -21.3211</text:p>
            <text:p>lon: -44.8719</text:p>
            <text:p/>
          </table:table-cell>
          <table:table-cell office:value-type="string" calcext:value-type="string">
            <text:p>codigo: 2144023</text:p>
            <text:p>nome: IBITURUNA</text:p>
            <text:p>operadoraS: IGAM-MG</text:p>
            <text:p>areaDrenag: NULL</text:p>
            <text:p>tipoEstaca: PLU-FLU</text:p>
            <text:p>telemetric: False</text:p>
            <text:p>nmMunicipi: IBITURUNA</text:p>
            <text:p>nmEstado: MINAS GERAIS</text:p>
            <text:p>ini_monito: 1967.0</text:p>
            <text:p>fim_monito: 2018.0</text:p>
            <text:p>n_anos: 45.0</text:p>
            <text:p>disp: 93.18</text:p>
            <text:p>lat: -21.1431</text:p>
            <text:p>lon: -44.7378</text:p>
            <text:p/>
          </table:table-cell>
          <table:table-cell/>
          <table:table-cell office:value-type="string" calcext:value-type="string">
            <text:p>codigo: 61078500</text:p>
            <text:p>nome: UHE FUNIL ITUMIRIM JUSANTE</text:p>
            <text:p>operadoraS: ALIANÇA</text:p>
            <text:p>areaDrenag: 1820.0</text:p>
            <text:p>tipoEstaca: FLU</text:p>
            <text:p>telemetric: True</text:p>
            <text:p>nmMunicipi: ITUMIRIM</text:p>
            <text:p>nmEstado: MINAS GERAIS</text:p>
            <text:p>ini_monito: 2012.0</text:p>
            <text:p>fim_monito: 2012.0</text:p>
            <text:p>n_anos: 1.0</text:p>
            <text:p>disp: 31.91</text:p>
            <text:p>lat: -21.3203</text:p>
            <text:p>lon: -44.87</text:p>
            <text:p/>
          </table:table-cell>
          <table:table-cell table:number-columns-repeated="16379"/>
        </table:table-row>
        <table:table-row table:style-name="ro4">
          <table:table-cell/>
          <table:table-cell office:value-type="string" calcext:value-type="string">
            <text:p>codigo: 61140000</text:p>
            <text:p>nome: BOM SUCESSO</text:p>
            <text:p>operadoraS: IGAM-MG</text:p>
            <text:p>areaDrenag: 348.0</text:p>
            <text:p>tipoEstaca: FLU</text:p>
            <text:p>telemetric: False</text:p>
            <text:p>nmMunicipi: BOM SUCESSO</text:p>
            <text:p>nmEstado: MINAS GERAIS</text:p>
            <text:p>ini_monito: 1941.0</text:p>
            <text:p>fim_monito: 2012.0</text:p>
            <text:p>n_anos: 60.0</text:p>
            <text:p>disp: 86.37</text:p>
            <text:p>lat: -21.0342</text:p>
            <text:p>lon: -44.7714</text:p>
            <text:p/>
          </table:table-cell>
          <table:table-cell office:value-type="string" calcext:value-type="string">
            <text:p>codigo: 2144039</text:p>
            <text:p>nome: SE ITUTINGA</text:p>
            <text:p>operadoraS: FURNAS</text:p>
            <text:p>areaDrenag: NULL</text:p>
            <text:p>tipoEstaca: PLU-FLU</text:p>
            <text:p>telemetric: False</text:p>
            <text:p>nmMunicipi: ITUTINGA</text:p>
            <text:p>nmEstado: MINAS GERAIS</text:p>
            <text:p>ini_monito: 2002.0</text:p>
            <text:p>fim_monito: 2009.0</text:p>
            <text:p>n_anos: 8.0</text:p>
            <text:p>disp: 93.98</text:p>
            <text:p>lat: -21.2978</text:p>
            <text:p>lon: -44.62919999999999</text:p>
            <text:p/>
          </table:table-cell>
          <table:table-cell/>
          <table:table-cell office:value-type="string" calcext:value-type="string">
            <text:p>codigo: 61078500</text:p>
            <text:p>nome: UHE FUNIL ITUMIRIM JUSANTE</text:p>
            <text:p>operadoraS: ALIANÇA</text:p>
            <text:p>areaDrenag: 1820.0</text:p>
            <text:p>tipoEstaca: FLU</text:p>
            <text:p>telemetric: True</text:p>
            <text:p>nmMunicipi: ITUMIRIM</text:p>
            <text:p>nmEstado: MINAS GERAIS</text:p>
            <text:p>ini_monito: 2012.0</text:p>
            <text:p>fim_monito: 2012.0</text:p>
            <text:p>n_anos: 1.0</text:p>
            <text:p>disp: 32.07416666666666</text:p>
            <text:p>lat: -21.3203</text:p>
            <text:p>lon: -44.87</text:p>
            <text:p/>
          </table:table-cell>
          <table:table-cell table:number-columns-repeated="16379"/>
        </table:table-row>
        <table:table-row table:style-name="ro4">
          <table:table-cell/>
          <table:table-cell office:value-type="string" calcext:value-type="string">
            <text:p>codigo: 61065001</text:p>
            <text:p>nome: ITUTINGA</text:p>
            <text:p>operadoraS: ANA</text:p>
            <text:p>areaDrenag: 6260.0</text:p>
            <text:p>tipoEstaca: FLU</text:p>
            <text:p>telemetric: False</text:p>
            <text:p>nmMunicipi: ITUTINGA</text:p>
            <text:p>nmEstado: MINAS GERAIS</text:p>
            <text:p>ini_monito: 1934.0</text:p>
            <text:p>fim_monito: 1960.0</text:p>
            <text:p>n_anos: 26.0</text:p>
            <text:p>disp: 93.86</text:p>
            <text:p>lat: -21.2811</text:p>
            <text:p>lon: -44.6453</text:p>
            <text:p/>
          </table:table-cell>
          <table:table-cell office:value-type="string" calcext:value-type="string">
            <text:p>codigo: 2144013</text:p>
            <text:p>nome: ITUTINGA</text:p>
            <text:p>operadoraS: ANA</text:p>
            <text:p>areaDrenag: NULL</text:p>
            <text:p>tipoEstaca: PLU-FLU</text:p>
            <text:p>telemetric: False</text:p>
            <text:p>nmMunicipi: ITUTINGA</text:p>
            <text:p>nmEstado: MINAS GERAIS</text:p>
            <text:p>ini_monito: 1941.0</text:p>
            <text:p>fim_monito: 1965.0</text:p>
            <text:p>n_anos: 24.0</text:p>
            <text:p>disp: 96.85</text:p>
            <text:p>lat: -21.3</text:p>
            <text:p>lon: -44.65</text:p>
            <text:p/>
          </table:table-cell>
          <table:table-cell/>
          <table:table-cell office:value-type="string" calcext:value-type="string">
            <text:p>codigo: 61078500</text:p>
            <text:p>nome: UHE FUNIL ITUMIRIM JUSANTE</text:p>
            <text:p>operadoraS: ALIANÇA</text:p>
            <text:p>areaDrenag: 1820.0</text:p>
            <text:p>tipoEstaca: FLU</text:p>
            <text:p>telemetric: True</text:p>
            <text:p>nmMunicipi: ITUMIRIM</text:p>
            <text:p>nmEstado: MINAS GERAIS</text:p>
            <text:p>ini_monito: 2011.0</text:p>
            <text:p>fim_monito: 2020.0</text:p>
            <text:p>n_anos: 8.0</text:p>
            <text:p>disp: 77.73</text:p>
            <text:p>lat: -21.3203</text:p>
            <text:p>lon: -44.87</text:p>
            <text:p/>
          </table:table-cell>
          <table:table-cell table:number-columns-repeated="16379"/>
        </table:table-row>
        <table:table-row table:style-name="ro4">
          <table:table-cell table:number-columns-repeated="4"/>
          <table:table-cell office:value-type="string" calcext:value-type="string">
            <text:p>codigo: 61078500</text:p>
            <text:p>nome: UHE FUNIL ITUMIRIM JUSANTE</text:p>
            <text:p>operadoraS: ALIANÇA</text:p>
            <text:p>areaDrenag: 1820.0</text:p>
            <text:p>tipoEstaca: FLU</text:p>
            <text:p>telemetric: True</text:p>
            <text:p>nmMunicipi: ITUMIRIM</text:p>
            <text:p>nmEstado: MINAS GERAIS</text:p>
            <text:p>ini_monito: 2011.0</text:p>
            <text:p>fim_monito: 2020.0</text:p>
            <text:p>n_anos: 8.0</text:p>
            <text:p>disp: 77.97666666666666</text:p>
            <text:p>lat: -21.3203</text:p>
            <text:p>lon: -44.87</text:p>
            <text:p/>
          </table:table-cell>
          <table:table-cell table:number-columns-repeated="16379"/>
        </table:table-row>
        <table:table-row table:style-name="ro4">
          <table:table-cell table:number-columns-repeated="4"/>
          <table:table-cell office:value-type="string" calcext:value-type="string">
            <text:p>codigo: 61135002</text:p>
            <text:p>nome: UHE FUNIL IBITURUNA JUSANTE</text:p>
            <text:p>operadoraS: ALIANÇA</text:p>
            <text:p>areaDrenag: 6050.0</text:p>
            <text:p>tipoEstaca: FLU</text:p>
            <text:p>telemetric: True</text:p>
            <text:p>nmMunicipi: IBITURUNA</text:p>
            <text:p>nmEstado: MINAS GERAIS</text:p>
            <text:p>ini_monito: 2011.0</text:p>
            <text:p>fim_monito: 2020.0</text:p>
            <text:p>n_anos: 8.0</text:p>
            <text:p>disp: 82.17</text:p>
            <text:p>lat: -21.1383</text:p>
            <text:p>lon: -44.74369999999999</text:p>
            <text:p/>
          </table:table-cell>
          <table:table-cell table:number-columns-repeated="16379"/>
        </table:table-row>
        <table:table-row table:style-name="ro4">
          <table:table-cell table:number-columns-repeated="4"/>
          <table:table-cell office:value-type="string" calcext:value-type="string">
            <text:p>codigo: 61135000</text:p>
            <text:p>nome: IBITURUNA</text:p>
            <text:p>operadoraS: IGAM-MG</text:p>
            <text:p>areaDrenag: 6070.0</text:p>
            <text:p>tipoEstaca: FLU</text:p>
            <text:p>telemetric: True</text:p>
            <text:p>nmMunicipi: IBITURUNA</text:p>
            <text:p>nmEstado: MINAS GERAIS</text:p>
            <text:p>ini_monito: 2019.0</text:p>
            <text:p>fim_monito: 2020.0</text:p>
            <text:p>n_anos: 2.0</text:p>
            <text:p>disp: 63.66</text:p>
            <text:p>lat: -21.1425</text:p>
            <text:p>lon: -44.7397</text:p>
            <text:p/>
          </table:table-cell>
          <table:table-cell table:number-columns-repeated="16379"/>
        </table:table-row>
        <table:table-row table:style-name="ro4">
          <table:table-cell table:number-columns-repeated="4"/>
          <table:table-cell office:value-type="string" calcext:value-type="string">
            <text:p>codigo: 61135000</text:p>
            <text:p>nome: IBITURUNA</text:p>
            <text:p>operadoraS: IGAM-MG</text:p>
            <text:p>areaDrenag: 6070.0</text:p>
            <text:p>tipoEstaca: FLU</text:p>
            <text:p>telemetric: True</text:p>
            <text:p>nmMunicipi: IBITURUNA</text:p>
            <text:p>nmEstado: MINAS GERAIS</text:p>
            <text:p>ini_monito: 1926.0</text:p>
            <text:p>fim_monito: 2013.0</text:p>
            <text:p>n_anos: 87.0</text:p>
            <text:p>disp: 98.24</text:p>
            <text:p>lat: -21.1425</text:p>
            <text:p>lon: -44.7397</text:p>
            <text:p/>
          </table:table-cell>
          <table:table-cell table:number-columns-repeated="16379"/>
        </table:table-row>
        <table:table-row table:style-name="ro4">
          <table:table-cell table:number-columns-repeated="4"/>
          <table:table-cell office:value-type="string" calcext:value-type="string">
            <text:p>codigo: 61135002</text:p>
            <text:p>nome: UHE FUNIL IBITURUNA JUSANTE</text:p>
            <text:p>operadoraS: ALIANÇA</text:p>
            <text:p>areaDrenag: 6050.0</text:p>
            <text:p>tipoEstaca: FLU</text:p>
            <text:p>telemetric: True</text:p>
            <text:p>nmMunicipi: IBITURUNA</text:p>
            <text:p>nmEstado: MINAS GERAIS</text:p>
            <text:p>ini_monito: 2011.0</text:p>
            <text:p>fim_monito: 2020.0</text:p>
            <text:p>n_anos: 8.0</text:p>
            <text:p>disp: 82.415</text:p>
            <text:p>lat: -21.1383</text:p>
            <text:p>lon: -44.74369999999999</text:p>
            <text:p/>
          </table:table-cell>
          <table:table-cell table:number-columns-repeated="16379"/>
        </table:table-row>
        <table:table-row table:style-name="ro4">
          <table:table-cell table:number-columns-repeated="4"/>
          <table:table-cell office:value-type="string" calcext:value-type="string">
            <text:p>codigo: 61135002</text:p>
            <text:p>nome: UHE FUNIL IBITURUNA JUSANTE</text:p>
            <text:p>operadoraS: ALIANÇA</text:p>
            <text:p>areaDrenag: 6050.0</text:p>
            <text:p>tipoEstaca: FLU</text:p>
            <text:p>telemetric: True</text:p>
            <text:p>nmMunicipi: IBITURUNA</text:p>
            <text:p>nmEstado: MINAS GERAIS</text:p>
            <text:p>ini_monito: 2012.0</text:p>
            <text:p>fim_monito: 2020.0</text:p>
            <text:p>n_anos: 2.0</text:p>
            <text:p>disp: 47.37</text:p>
            <text:p>lat: -21.1383</text:p>
            <text:p>lon: -44.74369999999999</text:p>
            <text:p/>
          </table:table-cell>
          <table:table-cell table:number-columns-repeated="16379"/>
        </table:table-row>
        <table:table-row table:style-name="ro4">
          <table:table-cell table:number-columns-repeated="4"/>
          <table:table-cell office:value-type="string" calcext:value-type="string">
            <text:p>codigo: 61135000</text:p>
            <text:p>nome: IBITURUNA</text:p>
            <text:p>operadoraS: IGAM-MG</text:p>
            <text:p>areaDrenag: 6070.0</text:p>
            <text:p>tipoEstaca: FLU</text:p>
            <text:p>telemetric: True</text:p>
            <text:p>nmMunicipi: IBITURUNA</text:p>
            <text:p>nmEstado: MINAS GERAIS</text:p>
            <text:p>ini_monito: 2019.0</text:p>
            <text:p>fim_monito: 2020.0</text:p>
            <text:p>n_anos: 2.0</text:p>
            <text:p>disp: 64.38499999999999</text:p>
            <text:p>lat: -21.1425</text:p>
            <text:p>lon: -44.7397</text:p>
            <text:p/>
          </table:table-cell>
          <table:table-cell table:number-columns-repeated="16379"/>
        </table:table-row>
        <table:table-row table:style-name="ro4">
          <table:table-cell table:number-columns-repeated="4"/>
          <table:table-cell office:value-type="string" calcext:value-type="string">
            <text:p>codigo: 61135002</text:p>
            <text:p>nome: UHE FUNIL IBITURUNA JUSANTE</text:p>
            <text:p>operadoraS: ALIANÇA</text:p>
            <text:p>areaDrenag: 6050.0</text:p>
            <text:p>tipoEstaca: FLU</text:p>
            <text:p>telemetric: True</text:p>
            <text:p>nmMunicipi: IBITURUNA</text:p>
            <text:p>nmEstado: MINAS GERAIS</text:p>
            <text:p>ini_monito: 2012.0</text:p>
            <text:p>fim_monito: 2020.0</text:p>
            <text:p>n_anos: 2.0</text:p>
            <text:p>disp: 47.58833333333333</text:p>
            <text:p>lat: -21.1383</text:p>
            <text:p>lon: -44.74369999999999</text:p>
            <text:p/>
          </table:table-cell>
          <table:table-cell table:number-columns-repeated="16379"/>
        </table:table-row>
        <table:table-row table:style-name="ro4">
          <table:table-cell table:style-name="Default" table:number-columns-repeated="4"/>
          <table:table-cell table:style-name="Default" office:value-type="string" calcext:value-type="string">
            <text:p>codigo: 61106900</text:p>
            <text:p>nome: UHE PORTO COLÔMBIA RIO DAS MORTES</text:p>
            <text:p>operadoraS: FURNAS</text:p>
            <text:p>areaDrenag: NULL</text:p>
            <text:p>tipoEstaca: FLU</text:p>
            <text:p>telemetric: True</text:p>
            <text:p>nmMunicipi: CONCEIÇÃO DA BARRA</text:p>
            <text:p>nmEstado: MINAS GERAIS</text:p>
            <text:p>ini_monito: 2016.0</text:p>
            <text:p>fim_monito: 2020.0</text:p>
            <text:p>n_anos: 5.0</text:p>
            <text:p>disp: 76.86</text:p>
            <text:p>lat: -21.0939</text:p>
            <text:p>lon: -44.5839</text:p>
            <text:p/>
          </table:table-cell>
          <table:table-cell table:style-name="Default" table:number-columns-repeated="16379"/>
        </table:table-row>
        <table:table-row table:style-name="ro4">
          <table:table-cell table:style-name="Default" table:number-columns-repeated="4"/>
          <table:table-cell table:style-name="Default" office:value-type="string" calcext:value-type="string">
            <text:p>codigo: 61106900</text:p>
            <text:p>nome: UHE PORTO COLÔMBIA RIO DAS MORTES</text:p>
            <text:p>operadoraS: FURNAS</text:p>
            <text:p>areaDrenag: NULL</text:p>
            <text:p>tipoEstaca: FLU</text:p>
            <text:p>telemetric: True</text:p>
            <text:p>nmMunicipi: CONCEIÇÃO DA BARRA</text:p>
            <text:p>nmEstado: MINAS GERAIS</text:p>
            <text:p>ini_monito: 2016.0</text:p>
            <text:p>fim_monito: 2020.0</text:p>
            <text:p>n_anos: 5.0</text:p>
            <text:p>disp: 76.48857142857143</text:p>
            <text:p>lat: -21.0939</text:p>
            <text:p>lon: -44.5839</text:p>
            <text:p/>
          </table:table-cell>
          <table:table-cell table:style-name="Default" table:number-columns-repeated="16379"/>
        </table:table-row>
        <table:table-row table:style-name="ro4">
          <table:table-cell table:style-name="Default" table:number-columns-repeated="4"/>
          <table:table-cell table:style-name="Default" office:value-type="string" calcext:value-type="string">
            <text:p>codigo: 61106900</text:p>
            <text:p>nome: UHE PORTO COLÔMBIA RIO DAS MORTES</text:p>
            <text:p>operadoraS: FURNAS</text:p>
            <text:p>areaDrenag: NULL</text:p>
            <text:p>tipoEstaca: FLU</text:p>
            <text:p>telemetric: True</text:p>
            <text:p>nmMunicipi: CONCEIÇÃO DA BARRA</text:p>
            <text:p>nmEstado: MINAS GERAIS</text:p>
            <text:p>ini_monito: 2016.0</text:p>
            <text:p>fim_monito: 2020.0</text:p>
            <text:p>n_anos: 5.0</text:p>
            <text:p>disp: 76.07</text:p>
            <text:p>lat: -21.0939</text:p>
            <text:p>lon: -44.5839</text:p>
            <text:p/>
          </table:table-cell>
          <table:table-cell table:style-name="Default" table:number-columns-repeated="16379"/>
        </table:table-row>
        <table:table-row table:style-name="ro4">
          <table:table-cell table:style-name="Default" table:number-columns-repeated="4"/>
          <table:table-cell table:style-name="Default" office:value-type="string" calcext:value-type="string">
            <text:p>codigo: 61106900</text:p>
            <text:p>nome: UHE PORTO COLÔMBIA RIO DAS MORTES</text:p>
            <text:p>operadoraS: FURNAS</text:p>
            <text:p>areaDrenag: NULL</text:p>
            <text:p>tipoEstaca: FLU</text:p>
            <text:p>telemetric: True</text:p>
            <text:p>nmMunicipi: CONCEIÇÃO DA BARRA</text:p>
            <text:p>nmEstado: MINAS GERAIS</text:p>
            <text:p>ini_monito: 2014.0</text:p>
            <text:p>fim_monito: 2016.0</text:p>
            <text:p>n_anos: 3.0</text:p>
            <text:p>disp: 77.15</text:p>
            <text:p>lat: -21.0939</text:p>
            <text:p>lon: -44.5839</text:p>
            <text:p/>
          </table:table-cell>
          <table:table-cell table:style-name="Default" table:number-columns-repeated="16379"/>
        </table:table-row>
        <table:table-row table:style-name="ro4">
          <table:table-cell table:style-name="Default" table:number-columns-repeated="4"/>
          <table:table-cell table:style-name="Default" office:value-type="string" calcext:value-type="string">
            <text:p>codigo: 61065080</text:p>
            <text:p>nome: UHE ITUTINGA BARRAMENTO</text:p>
            <text:p>operadoraS: CEMIG ITUTINGA</text:p>
            <text:p>areaDrenag: NULL</text:p>
            <text:p>tipoEstaca: FLU</text:p>
            <text:p>telemetric: True</text:p>
            <text:p>nmMunicipi: ITUTINGA</text:p>
            <text:p>nmEstado: MINAS GERAIS</text:p>
            <text:p>ini_monito: 2011.0</text:p>
            <text:p>fim_monito: 2015.0</text:p>
            <text:p>n_anos: 5.0</text:p>
            <text:p>disp: 54.82</text:p>
            <text:p>lat: -21.2928</text:p>
            <text:p>lon: -44.623099999999994</text:p>
            <text:p/>
          </table:table-cell>
          <table:table-cell table:style-name="Default" table:number-columns-repeated="16379"/>
        </table:table-row>
        <table:table-row table:style-name="ro4">
          <table:table-cell table:style-name="Default" table:number-columns-repeated="4"/>
          <table:table-cell table:style-name="Default" office:value-type="string" calcext:value-type="string">
            <text:p>codigo: 61065090</text:p>
            <text:p>nome: UHE ITUTINGA JUSANTE</text:p>
            <text:p>operadoraS: CEMIG ITUTINGA</text:p>
            <text:p>areaDrenag: NULL</text:p>
            <text:p>tipoEstaca: FLU</text:p>
            <text:p>telemetric: True</text:p>
            <text:p>nmMunicipi: NAZARENO</text:p>
            <text:p>nmEstado: MINAS GERAIS</text:p>
            <text:p>ini_monito: 2012.0</text:p>
            <text:p>fim_monito: 2020.0</text:p>
            <text:p>n_anos: 2.0</text:p>
            <text:p>disp: 48.11583333333332</text:p>
            <text:p>lat: -21.2842</text:p>
            <text:p>lon: -44.633399999999995</text:p>
            <text:p/>
          </table:table-cell>
          <table:table-cell table:style-name="Default" table:number-columns-repeated="16379"/>
        </table:table-row>
        <table:table-row table:style-name="ro5">
          <table:table-cell table:style-name="Default" table:number-columns-repeated="4"/>
          <table:table-cell table:style-name="Default" office:value-type="string" calcext:value-type="string">
            <text:p>codigo: 61061080</text:p>
            <text:p>nome: UHE CAMARGOS BARRAMENTO</text:p>
            <text:p>operadoraS: CEMIG CAMARGOS</text:p>
            <text:p>areaDrenag: 6230.0</text:p>
            <text:p>tipoEstaca: FLU</text:p>
            <text:p>telemetric: True</text:p>
            <text:p>nmMunicipi: ITUTINGA</text:p>
            <text:p>nmEstado: MINAS GERAIS</text:p>
            <text:p>ini_monito: 2011.0</text:p>
            <text:p>fim_monito: 2019.0</text:p>
            <text:p>n_anos: 9.0</text:p>
            <text:p>disp: 84.07</text:p>
            <text:p>lat: -21.325</text:p>
            <text:p>Lon: -44.6161</text:p>
          </table:table-cell>
          <table:table-cell table:style-name="Default" table:number-columns-repeated="16379"/>
        </table:table-row>
        <table:named-expressions>
          <table:named-expression table:name="solver_bbd" table:base-cell-address="$alto.$A$1" table:expression="0"/>
          <table:named-expression table:name="solver_eng" table:base-cell-address="$alto.$A$1" table:expression="2"/>
          <table:named-expression table:name="solver_eps" table:base-cell-address="$alto.$A$1" table:expression="0"/>
          <table:named-expression table:name="solver_int" table:base-cell-address="$alto.$A$1" table:expression="0"/>
          <table:named-expression table:name="solver_lo_eng" table:base-cell-address="$alto.$A$1" table:expression="&quot;com.sun.star.comp.Calc.CoinMPSolver&quot;"/>
          <table:named-expression table:name="solver_neg" table:base-cell-address="$alto.$A$1" table:expression="2"/>
          <table:named-expression table:name="solver_num" table:base-cell-address="$alto.$A$1" table:expression="0"/>
          <table:named-range table:name="solver_opt" table:base-cell-address="$alto.$A$1" table:cell-range-address="#REF!"/>
          <table:named-expression table:name="solver_tim" table:base-cell-address="$alto.$A$1" table:expression="0"/>
          <table:named-expression table:name="solver_typ" table:base-cell-address="$alto.$A$1" table:expression="1"/>
        </table:named-expressions>
      </table:table>
      <table:table table:name="médio" table:style-name="ta1">
        <table:table-column table:style-name="co9" table:default-cell-style-name="ce4"/>
        <table:table-column table:style-name="co10" table:number-columns-repeated="2" table:default-cell-style-name="ce4"/>
        <table:table-column table:style-name="co1" table:default-cell-style-name="ce4"/>
        <table:table-column table:style-name="co11" table:default-cell-style-name="ce4"/>
        <table:table-column table:style-name="co12" table:default-cell-style-name="ce4"/>
        <table:table-column table:style-name="co7" table:number-columns-repeated="16378" table:default-cell-style-name="ce4"/>
        <table:table-row table:style-name="ro1">
          <table:table-cell table:style-name="ce21" office:value-type="string" calcext:value-type="string" table:number-columns-spanned="6" table:number-rows-spanned="1">
            <text:p>Bacia do Rio Grande</text:p>
          </table:table-cell>
          <table:covered-table-cell table:number-columns-repeated="5"/>
          <table:table-cell table:style-name="Default" table:number-columns-repeated="16378"/>
        </table:table-row>
        <table:table-row table:style-name="ro2">
          <table:table-cell table:style-name="ce25" office:value-type="string" calcext:value-type="string" table:number-columns-spanned="3" table:number-rows-spanned="1">
            <text:p>convencionais</text:p>
          </table:table-cell>
          <table:covered-table-cell table:number-columns-repeated="2" table:style-name="ce27"/>
          <table:table-cell table:style-name="ce25" office:value-type="string" calcext:value-type="string" table:number-columns-spanned="3" table:number-rows-spanned="1">
            <text:p>telemétricas</text:p>
          </table:table-cell>
          <table:covered-table-cell table:number-columns-repeated="2" table:style-name="ce27"/>
          <table:table-cell table:style-name="Default" table:number-columns-repeated="16378"/>
        </table:table-row>
        <table:table-row table:style-name="ro3">
          <table:table-cell table:style-name="ce26" office:value-type="string" calcext:value-type="string">
            <text:p>PLUVIO</text:p>
          </table:table-cell>
          <table:table-cell table:style-name="ce26" office:value-type="string" calcext:value-type="string">
            <text:p>FLUVIO</text:p>
          </table:table-cell>
          <table:table-cell table:style-name="ce26" office:value-type="string" calcext:value-type="string">
            <text:p>PLUVIO/FLUVIO</text:p>
          </table:table-cell>
          <table:table-cell table:style-name="ce26" office:value-type="string" calcext:value-type="string">
            <text:p>PLUVIO</text:p>
          </table:table-cell>
          <table:table-cell table:style-name="ce26" office:value-type="string" calcext:value-type="string">
            <text:p>FLUVIO</text:p>
          </table:table-cell>
          <table:table-cell table:style-name="ce26" office:value-type="string" calcext:value-type="string">
            <text:p>PLUVIO/FLUVIO</text:p>
          </table:table-cell>
          <table:table-cell table:style-name="Default" table:number-columns-repeated="16378"/>
        </table:table-row>
        <table:table-row table:style-name="ro4">
          <table:table-cell table:style-name="ce19" table:number-columns-repeated="2"/>
          <table:table-cell table:style-name="ce19" office:value-type="string" calcext:value-type="string">
            <text:p>codigo: 2046009</text:p>
            <text:p>nome: DELFINÓPOLIS</text:p>
            <text:p>operadoraS: CPRM</text:p>
            <text:p>areaDrenag: NULL</text:p>
            <text:p>tipoEstaca: PLU-FLU</text:p>
            <text:p>telemetric: False</text:p>
            <text:p>nmMunicipi: DELFINÓPOLIS</text:p>
            <text:p>nmEstado: MINAS GERAIS</text:p>
            <text:p>ini_monito: 1942.0</text:p>
            <text:p>fim_monito: 2019.0</text:p>
            <text:p>n_anos: 44.0</text:p>
            <text:p>disp: 60.1</text:p>
            <text:p>lat: -20.3478</text:p>
            <text:p>lon: -46.8458</text:p>
            <text:p/>
          </table:table-cell>
          <table:table-cell table:style-name="ce19"/>
          <table:table-cell table:style-name="ce16" office:value-type="string" calcext:value-type="string">
            <text:p>codigo: 61730080</text:p>
            <text:p>nome: UHE MARECHAL MASCARENHAS DE MORAES BARRAMENTO</text:p>
            <text:p>operadoraS: FURNAS</text:p>
            <text:p>areaDrenag: 59600.0</text:p>
            <text:p>tipoEstaca: FLU</text:p>
            <text:p>telemetric: True</text:p>
            <text:p>nmMunicipi: IBIRACI</text:p>
            <text:p>nmEstado: MINAS GERAIS</text:p>
            <text:p>ini_monito: 1995.0</text:p>
            <text:p>fim_monito: 2014.0</text:p>
            <text:p>n_anos: 20.0</text:p>
            <text:p>disp: 97.55</text:p>
            <text:p>lat: -20.2842</text:p>
            <text:p>lon: -47.0636</text:p>
            <text:p/>
          </table:table-cell>
          <table:table-cell table:style-name="ce19" office:value-type="string" calcext:value-type="string">
            <text:p>codigo: 2047045</text:p>
            <text:p>nome: UHE MARECHAL  MASCARENHAS DE MORAIS BARRAMENTO</text:p>
            <text:p>operadoraS: FURNAS</text:p>
            <text:p>areaDrenag: NULL</text:p>
            <text:p>tipoEstaca: PLU-FLU</text:p>
            <text:p>telemetric: True</text:p>
            <text:p>nmMunicipi: IBIRACI</text:p>
            <text:p>nmEstado: MINAS GERAIS</text:p>
            <text:p>ini_monito: 1995.0</text:p>
            <text:p>fim_monito: 2011.0</text:p>
            <text:p>n_anos: 17.0</text:p>
            <text:p>disp: 48.11</text:p>
            <text:p>lat: -20.2872</text:p>
            <text:p>lon: -47.0642</text:p>
            <text:p/>
          </table:table-cell>
          <table:table-cell table:number-columns-repeated="16378"/>
        </table:table-row>
        <table:table-row table:style-name="ro4">
          <table:table-cell table:style-name="ce19" table:number-columns-repeated="2"/>
          <table:table-cell table:style-name="ce19" office:value-type="string" calcext:value-type="string">
            <text:p>codigo: 2047036</text:p>
            <text:p>nome: IBIRACI</text:p>
            <text:p>operadoraS: ANA</text:p>
            <text:p>areaDrenag: NULL</text:p>
            <text:p>tipoEstaca: PLU-FLU</text:p>
            <text:p>telemetric: False</text:p>
            <text:p>nmMunicipi: IBIRACI</text:p>
            <text:p>nmEstado: MINAS GERAIS</text:p>
            <text:p>ini_monito: 1942.0</text:p>
            <text:p>fim_monito: 1946.0</text:p>
            <text:p>n_anos: 4.0</text:p>
            <text:p>disp: 48.15</text:p>
            <text:p>lat: -20.45</text:p>
            <text:p>lon: -47.1333</text:p>
            <text:p/>
          </table:table-cell>
          <table:table-cell table:style-name="ce19"/>
          <table:table-cell table:style-name="ce19" office:value-type="string" calcext:value-type="string">
            <text:p>codigo: 61730080</text:p>
            <text:p>nome: UHE MARECHAL MASCARENHAS DE MORAES BARRAMENTO</text:p>
            <text:p>operadoraS: FURNAS</text:p>
            <text:p>areaDrenag: 59600.0</text:p>
            <text:p>tipoEstaca: FLU</text:p>
            <text:p>telemetric: True</text:p>
            <text:p>nmMunicipi: IBIRACI</text:p>
            <text:p>nmEstado: MINAS GERAIS</text:p>
            <text:p>ini_monito: 2017.0</text:p>
            <text:p>fim_monito: 2020.0</text:p>
            <text:p>n_anos: 4.0</text:p>
            <text:p>disp: 74.73</text:p>
            <text:p>lat: -20.2842</text:p>
            <text:p>lon: -47.0636</text:p>
            <text:p/>
          </table:table-cell>
          <table:table-cell table:style-name="ce19"/>
          <table:table-cell table:number-columns-repeated="16378"/>
        </table:table-row>
        <table:table-row table:style-name="ro4">
          <table:table-cell table:style-name="ce19" table:number-columns-repeated="2"/>
          <table:table-cell table:style-name="ce19" office:value-type="string" calcext:value-type="string">
            <text:p>codigo: 2046008</text:p>
            <text:p>nome: CÁSSIA</text:p>
            <text:p>operadoraS: ANA</text:p>
            <text:p>areaDrenag: NULL</text:p>
            <text:p>tipoEstaca: PLU-FLU</text:p>
            <text:p>telemetric: False</text:p>
            <text:p>nmMunicipi: CÁSSIA</text:p>
            <text:p>nmEstado: MINAS GERAIS</text:p>
            <text:p>ini_monito: 1952.0</text:p>
            <text:p>fim_monito: 1953.0</text:p>
            <text:p>n_anos: 2.0</text:p>
            <text:p>disp: 77.78</text:p>
            <text:p>lat: -20.5833</text:p>
            <text:p>lon: -46.9167</text:p>
            <text:p/>
          </table:table-cell>
          <table:table-cell table:style-name="ce19"/>
          <table:table-cell table:style-name="ce19" office:value-type="string" calcext:value-type="string">
            <text:p>codigo: 61730080</text:p>
            <text:p>nome: UHE MARECHAL MASCARENHAS DE MORAES BARRAMENTO</text:p>
            <text:p>operadoraS: FURNAS</text:p>
            <text:p>areaDrenag: 59600.0</text:p>
            <text:p>tipoEstaca: FLU</text:p>
            <text:p>telemetric: True</text:p>
            <text:p>nmMunicipi: IBIRACI</text:p>
            <text:p>nmEstado: MINAS GERAIS</text:p>
            <text:p>ini_monito: 2017.0</text:p>
            <text:p>fim_monito: 2020.0</text:p>
            <text:p>n_anos: 4.0</text:p>
            <text:p>disp: 75.16833333333334</text:p>
            <text:p>lat: -20.2842</text:p>
            <text:p>lon: -47.0636</text:p>
            <text:p/>
          </table:table-cell>
          <table:table-cell table:style-name="ce19"/>
          <table:table-cell table:number-columns-repeated="16378"/>
        </table:table-row>
        <table:table-row table:style-name="ro4">
          <table:table-cell/>
          <table:table-cell table:style-name="ce19"/>
          <table:table-cell table:number-columns-repeated="2"/>
          <table:table-cell office:value-type="string" calcext:value-type="string">
            <text:p>codigo: 61696000</text:p>
            <text:p>nome: UHE MARECHAL MASCARENHAS DE MORAES RIO SÃO JOÃO</text:p>
            <text:p>operadoraS: FURNAS</text:p>
            <text:p>areaDrenag: 1456.0</text:p>
            <text:p>tipoEstaca: FLU</text:p>
            <text:p>telemetric: True</text:p>
            <text:p>nmMunicipi: ITAÚ DE MINAS</text:p>
            <text:p>nmEstado: MINAS GERAIS</text:p>
            <text:p>ini_monito: 2017.0</text:p>
            <text:p>fim_monito: 2020.0</text:p>
            <text:p>n_anos: 4.0</text:p>
            <text:p>disp: 75.16833333333334</text:p>
            <text:p>lat: -20.6689</text:p>
            <text:p>lon: -46.8014</text:p>
            <text:p/>
          </table:table-cell>
          <table:table-cell table:number-columns-repeated="16379"/>
        </table:table-row>
        <table:table-row table:style-name="ro4">
          <table:table-cell table:number-columns-repeated="4"/>
          <table:table-cell office:value-type="string" calcext:value-type="string">
            <text:p>codigo: 61696000</text:p>
            <text:p>nome: UHE MARECHAL MASCARENHAS DE MORAES RIO SÃO JOÃO</text:p>
            <text:p>operadoraS: FURNAS</text:p>
            <text:p>areaDrenag: 1456.0</text:p>
            <text:p>tipoEstaca: FLU</text:p>
            <text:p>telemetric: True</text:p>
            <text:p>nmMunicipi: ITAÚ DE MINAS</text:p>
            <text:p>nmEstado: MINAS GERAIS</text:p>
            <text:p>ini_monito: 2017.0</text:p>
            <text:p>fim_monito: 2020.0</text:p>
            <text:p>n_anos: 4.0</text:p>
            <text:p>disp: 75.35</text:p>
            <text:p>lat: -20.6689</text:p>
            <text:p>lon: -46.8014</text:p>
            <text:p/>
          </table:table-cell>
          <table:table-cell table:number-columns-repeated="16379"/>
        </table:table-row>
        <table:table-row table:style-name="ro4">
          <table:table-cell table:number-columns-repeated="4"/>
          <table:table-cell office:value-type="string" calcext:value-type="string">
            <text:p>codigo: 61696000</text:p>
            <text:p>nome: UHE MARECHAL MASCARENHAS DE MORAES RIO SÃO JOÃO</text:p>
            <text:p>operadoraS: FURNAS</text:p>
            <text:p>areaDrenag: 1456.0</text:p>
            <text:p>tipoEstaca: FLU</text:p>
            <text:p>telemetric: True</text:p>
            <text:p>nmMunicipi: ITAÚ DE MINAS</text:p>
            <text:p>nmEstado: MINAS GERAIS</text:p>
            <text:p>ini_monito: 2017.0</text:p>
            <text:p>fim_monito: 2020.0</text:p>
            <text:p>n_anos: 4.0</text:p>
            <text:p>disp: 74.86</text:p>
            <text:p>lat: -20.6689</text:p>
            <text:p>lon: -46.8014</text:p>
            <text:p/>
          </table:table-cell>
          <table:table-cell table:number-columns-repeated="16379"/>
        </table:table-row>
        <table:table-row table:style-name="ro4">
          <table:table-cell table:number-columns-repeated="4"/>
          <table:table-cell office:value-type="string" calcext:value-type="string">
            <text:p>codigo: 61696000</text:p>
            <text:p>nome: UHE MARECHAL MASCARENHAS DE MORAES RIO SÃO JOÃO</text:p>
            <text:p>operadoraS: FURNAS</text:p>
            <text:p>areaDrenag: 1456.0</text:p>
            <text:p>tipoEstaca: FLU</text:p>
            <text:p>telemetric: True</text:p>
            <text:p>nmMunicipi: ITAÚ DE MINAS</text:p>
            <text:p>nmEstado: MINAS GERAIS</text:p>
            <text:p>ini_monito: 2017.0</text:p>
            <text:p>fim_monito: 2020.0</text:p>
            <text:p>n_anos: 4.0</text:p>
            <text:p>disp: 74.68</text:p>
            <text:p>lat: -20.6689</text:p>
            <text:p>lon: -46.8014</text:p>
            <text:p/>
          </table:table-cell>
          <table:table-cell table:number-columns-repeated="16379"/>
        </table:table-row>
        <table:table-row table:style-name="ro4">
          <table:table-cell table:number-columns-repeated="4"/>
          <table:table-cell office:value-type="string" calcext:value-type="string">
            <text:p>codigo: 61712000</text:p>
            <text:p>nome: UHE MARECHAL MASCARENHAS DE MORAES RIO SANTANA</text:p>
            <text:p>operadoraS: FURNAS</text:p>
            <text:p>areaDrenag: 867.0</text:p>
            <text:p>tipoEstaca: FLU</text:p>
            <text:p>telemetric: True</text:p>
            <text:p>nmMunicipi: ITAÚ DE MINAS</text:p>
            <text:p>nmEstado: MINAS GERAIS</text:p>
            <text:p>ini_monito: 2017.0</text:p>
            <text:p>fim_monito: 2020.0</text:p>
            <text:p>n_anos: 4.0</text:p>
            <text:p>disp: 75.39666666666666</text:p>
            <text:p>lat: -20.6764</text:p>
            <text:p>lon: -46.84089999999999</text:p>
            <text:p/>
          </table:table-cell>
          <table:table-cell table:number-columns-repeated="16379"/>
        </table:table-row>
        <table:table-row table:style-name="ro4">
          <table:table-cell table:number-columns-repeated="4"/>
          <table:table-cell office:value-type="string" calcext:value-type="string">
            <text:p>codigo: 61712000</text:p>
            <text:p>nome: UHE MARECHAL MASCARENHAS DE MORAES RIO SANTANA</text:p>
            <text:p>operadoraS: FURNAS</text:p>
            <text:p>areaDrenag: 867.0</text:p>
            <text:p>tipoEstaca: FLU</text:p>
            <text:p>telemetric: True</text:p>
            <text:p>nmMunicipi: ITAÚ DE MINAS</text:p>
            <text:p>nmEstado: MINAS GERAIS</text:p>
            <text:p>ini_monito: 2017.0</text:p>
            <text:p>fim_monito: 2020.0</text:p>
            <text:p>n_anos: 4.0</text:p>
            <text:p>disp: 74.91</text:p>
            <text:p>lat: -20.6764</text:p>
            <text:p>lon: -46.84089999999999</text:p>
            <text:p/>
          </table:table-cell>
          <table:table-cell table:number-columns-repeated="16379"/>
        </table:table-row>
        <table:table-row table:style-name="ro6" table:number-rows-repeated="14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baixo" table:style-name="ta1"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" table:default-cell-style-name="ce4"/>
        <table:table-column table:style-name="co16" table:default-cell-style-name="ce4"/>
        <table:table-column table:style-name="co17" table:default-cell-style-name="ce4"/>
        <table:table-column table:style-name="co7" table:number-columns-repeated="16378" table:default-cell-style-name="ce4"/>
        <table:table-row table:style-name="ro1">
          <table:table-cell table:style-name="ce13" office:value-type="string" calcext:value-type="string" table:number-columns-spanned="6" table:number-rows-spanned="1">
            <text:p>Bacia do Rio Grande</text:p>
          </table:table-cell>
          <table:covered-table-cell table:number-columns-repeated="5" table:style-name="ce30"/>
          <table:table-cell table:style-name="Default" table:number-columns-repeated="16378"/>
        </table:table-row>
        <table:table-row table:style-name="ro2">
          <table:table-cell table:style-name="ce14" office:value-type="string" calcext:value-type="string" table:number-columns-spanned="3" table:number-rows-spanned="1">
            <text:p>convencionais</text:p>
          </table:table-cell>
          <table:covered-table-cell table:number-columns-repeated="2" table:style-name="ce34"/>
          <table:table-cell table:style-name="ce14" office:value-type="string" calcext:value-type="string" table:number-columns-spanned="3" table:number-rows-spanned="1">
            <text:p>telemétricas</text:p>
          </table:table-cell>
          <table:covered-table-cell table:number-columns-repeated="2" table:style-name="ce34"/>
          <table:table-cell table:style-name="Default" table:number-columns-repeated="16378"/>
        </table:table-row>
        <table:table-row table:style-name="ro3">
          <table:table-cell table:style-name="ce15" office:value-type="string" calcext:value-type="string">
            <text:p>PLUVIO</text:p>
          </table:table-cell>
          <table:table-cell table:style-name="ce15" office:value-type="string" calcext:value-type="string">
            <text:p>FLUVIO</text:p>
          </table:table-cell>
          <table:table-cell table:style-name="ce15" office:value-type="string" calcext:value-type="string">
            <text:p>PLUVIO/FLUVIO</text:p>
          </table:table-cell>
          <table:table-cell table:style-name="ce15" office:value-type="string" calcext:value-type="string">
            <text:p>PLUVIO</text:p>
          </table:table-cell>
          <table:table-cell table:style-name="ce15" office:value-type="string" calcext:value-type="string">
            <text:p>FLUVIO</text:p>
          </table:table-cell>
          <table:table-cell table:style-name="ce15" office:value-type="string" calcext:value-type="string">
            <text:p>PLUVIO/FLUVIO</text:p>
          </table:table-cell>
          <table:table-cell table:style-name="Default" table:number-columns-repeated="16378"/>
        </table:table-row>
        <table:table-row table:style-name="ro4">
          <table:table-cell table:style-name="ce51" office:value-type="string" calcext:value-type="string">
            <text:p>Código 1950006</text:p>
            <text:p>Nome Estação UHE ÁGUA VERMELHA BARRAMENTO</text:p>
            <text:p>Código Adicional Bacia 6 - RIO PARANÁ</text:p>
            <text:p>SubBacia 61 - RIO GRANDE</text:p>
            <text:p>Rio</text:p>
            <text:p>Estado SÃO PAULO</text:p>
            <text:p>Município OUROESTE</text:p>
            <text:p>Responsável AESBRASIL</text:p>
            <text:p>Operadora AESBRASIL</text:p>
            <text:p>Latitude -19.8619</text:p>
            <text:p>Longitude -50.3456</text:p>
            <text:p>Altitude (m) 375</text:p>
            <text:p>Área de Drenagem (Km²)</text:p>
          </table:table-cell>
          <table:table-cell table:style-name="ce39"/>
          <table:table-cell table:style-name="ce50" table:number-columns-repeated="2"/>
          <table:table-cell table:style-name="ce47" office:value-type="string" calcext:value-type="string">
            <text:p>Código 61998080</text:p>
            <text:p>Nome Estação UHE ÁGUA VERMELHA BARRAMENTO</text:p>
            <text:p>Código Adicional Bacia 6 - RIO PARANÁ</text:p>
            <text:p>SubBacia 61 - RIO GRANDE</text:p>
            <text:p>Rio RIO GRANDE</text:p>
            <text:p>Estado SÃO PAULO</text:p>
            <text:p>Município OUROESTE</text:p>
            <text:p>Responsável AESBRASIL</text:p>
            <text:p>Operadora AESBRASIL</text:p>
            <text:p>Latitude -19.8628</text:p>
            <text:p>Longitude -50.3475</text:p>
            <text:p>Altitude (m) 350</text:p>
            <text:p>Área de Drenagem (Km²) 139000</text:p>
          </table:table-cell>
          <table:table-cell table:style-name="ce53"/>
          <table:table-cell table:style-name="ce58" table:number-columns-repeated="4"/>
          <table:table-cell table:number-columns-repeated="16374"/>
        </table:table-row>
        <table:table-row table:style-name="ro4">
          <table:table-cell table:style-name="ce36" office:value-type="string" calcext:value-type="string">
            <text:p>Código 2050001</text:p>
            <text:p>Nome Estação SANTA ALBERTINA</text:p>
            <text:p>Código Adicional Bacia 6 - RIO PARANÁ</text:p>
            <text:p>SubBacia 61 - RIO GRANDE</text:p>
            <text:p>Rio</text:p>
            <text:p>Estado SÃO PAULO</text:p>
            <text:p>Município SANTA ALBERTINA</text:p>
            <text:p>Responsável DAEE-SP</text:p>
            <text:p>Operadora DAEE-SP</text:p>
            <text:p>Latitude -20.0333</text:p>
            <text:p>Longitude -50.7333</text:p>
            <text:p>Altitude (m) 410</text:p>
            <text:p>Área de Drenagem (Km²)</text:p>
          </table:table-cell>
          <table:table-cell table:style-name="ce46"/>
          <table:table-cell table:style-name="ce51" table:number-columns-repeated="2"/>
          <table:table-cell table:style-name="ce49" office:value-type="string" calcext:value-type="string">
            <text:p>Código 62020080</text:p>
            <text:p>Nome Estação UHE ILHA SOLTEIRA BARRAMENTO</text:p>
            <text:p>Código Adicional Bacia 6 - RIO PARANÁ</text:p>
            <text:p>SubBacia 62 - RIOS PARANÁ,TIETÊ E OUTROS</text:p>
            <text:p>Rio RIO PARANÁ</text:p>
            <text:p>Estado SÃO PAULO</text:p>
            <text:p>Município ILHA SOLTEIRA</text:p>
            <text:p>Responsável RIO PARANÁ</text:p>
            <text:p>Operadora RIO PARANÁ</text:p>
            <text:p>Latitude -20.3797</text:p>
            <text:p>Longitude -51.3686</text:p>
            <text:p>Altitude (m)</text:p>
            <text:p>Área de Drenagem (Km²) 377000</text:p>
          </table:table-cell>
          <table:table-cell table:style-name="ce57"/>
          <table:table-cell table:style-name="ce58" table:number-columns-repeated="4"/>
          <table:table-cell table:number-columns-repeated="16374"/>
        </table:table-row>
        <table:table-row table:style-name="ro6">
          <table:table-cell table:style-name="ce36"/>
          <table:table-cell table:style-name="ce47"/>
          <table:table-cell table:style-name="ce51" table:number-columns-repeated="2"/>
          <table:table-cell table:style-name="ce52"/>
          <table:table-cell table:style-name="ce57"/>
          <table:table-cell table:style-name="ce58" table:number-columns-repeated="4"/>
          <table:table-cell table:number-columns-repeated="16374"/>
        </table:table-row>
        <table:table-row table:style-name="ro6" table:number-rows-repeated="29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Roboto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Roboto" style:font-family-asian="Roboto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0">00/00/0000</text:date>, <text:time style:data-style-name="N2" text:time-value="12:40:28.60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Welson Avelar</meta:initial-creator>
    <meta:creation-date>2023-11-09T09:00:57.227657367</meta:creation-date>
    <dc:date>2024-01-20T22:56:30.622000000</dc:date>
    <meta:editing-duration>P1DT15H16M25S</meta:editing-duration>
    <meta:editing-cycles>68</meta:editing-cycles>
    <meta:generator>LibreOffice/7.6.4.1$Windows_X86_64 LibreOffice_project/e19e193f88cd6c0525a17fb7a176ed8e6a3e2aa1</meta:generator>
    <dc:creator>Welson Filho</dc:creator>
    <meta:document-statistic meta:table-count="3" meta:cell-count="90" meta:object-count="0"/>
  </office:meta>
</office:document-meta>
</file>